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Default" office:value-type="string">
            <text:p>0 ms Server Delay</text:p>
          </table:table-cell>
          <table:table-cell table:style-name="Default" office:value-type="string">
            <text:p>0-1000 ms Server delay</text:p>
          </table:table-cell>
          <table:table-cell table:style-name="Default" office:value-type="string">
            <text:p>0-2000 ms Server Delay</text:p>
          </table:table-cell>
          <table:table-cell table:number-columns-repeated="2"/>
          <table:table-cell>
            <draw:frame table:end-cell-address="Sheet1.N19" table:end-x="0.8106in" table:end-y="0.0311in" draw:z-index="0" draw:style-name="gr1" svg:width="6.2988in" svg:height="3.5429in" svg:x="0.735in" svg:y="0in">
              <draw:object draw:notify-on-update-of-ranges="Sheet1.A1:Sheet1.A1 Sheet1.A2:Sheet1.A7 Sheet1.B1:Sheet1.B1 Sheet1.B2:Sheet1.B7 Sheet1.A1:Sheet1.A1 Sheet1.A2:Sheet1.A7 Sheet1.C1:Sheet1.C1 Sheet1.C2:Sheet1.C7 Sheet1.A1:Sheet1.A1 Sheet1.A2:Sheet1.A7 Sheet1.D1:Sheet1.D1 Sheet1.D2:Sheet1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73">
            <text:p>473</text:p>
          </table:table-cell>
          <table:table-cell table:style-name="ce3" office:value-type="float" office:value="954">
            <text:p>95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office:value-type="float" office:value="1043">
            <text:p>1043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947">
            <text:p>947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float" office:value="981">
            <text:p>981</text:p>
          </table:table-cell>
          <table:table-cell table:number-columns-repeated="3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office:value-type="float" office:value="946">
            <text:p>946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1092">
            <text:p>109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0 ms Server Delay</text:p>
          </table:table-cell>
          <table:table-cell table:style-name="Default" office:value-type="string">
            <text:p>0-1000 ms Server delay</text:p>
          </table:table-cell>
          <table:table-cell table:style-name="Default" office:value-type="string">
            <text:p>0-2000 ms Server Delay</text:p>
          </table:table-cell>
          <table:table-cell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7273488">
            <text:p>7273488</text:p>
          </table:table-cell>
          <table:table-cell table:style-name="ce1" office:value-type="float" office:value="58128">
            <text:p>58128</text:p>
          </table:table-cell>
          <table:table-cell table:style-name="ce3" office:value-type="float" office:value="19309">
            <text:p>1930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617776">
            <text:p>14617776</text:p>
          </table:table-cell>
          <table:table-cell office:value-type="float" office:value="49064">
            <text:p>49064</text:p>
          </table:table-cell>
          <table:table-cell office:value-type="float" office:value="29066">
            <text:p>2906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364440">
            <text:p>30364440</text:p>
          </table:table-cell>
          <table:table-cell office:value-type="float" office:value="167848">
            <text:p>167848</text:p>
          </table:table-cell>
          <table:table-cell office:value-type="float" office:value="116153">
            <text:p>116153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032376">
            <text:p>59032376</text:p>
          </table:table-cell>
          <table:table-cell office:value-type="float" office:value="296504">
            <text:p>296504</text:p>
          </table:table-cell>
          <table:table-cell office:value-type="float" office:value="116461">
            <text:p>116461</text:p>
            <draw:frame table:end-cell-address="Sheet1.M36" table:end-x="0.2685in" table:end-y="0.0823in" draw:z-index="1" draw:style-name="gr1" svg:width="8.0843in" svg:height="3.6902in" svg:x="0.1854in" svg:y="0.124in">
              <draw:object draw:notify-on-update-of-ranges="Sheet1.B11:Sheet1.B11 Sheet1.B12:Sheet1.B17 Sheet1.A12:Sheet1.A17 Sheet1.C11:Sheet1.C11 Sheet1.C12:Sheet1.C17 Sheet1.A12:Sheet1.A17 Sheet1.D11:Sheet1.D11 Sheet1.D12:Sheet1.D17 Sheet1.A12:Sheet1.A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562960">
            <text:p>72562960</text:p>
          </table:table-cell>
          <table:table-cell office:value-type="float" office:value="3738432">
            <text:p>3738432</text:p>
          </table:table-cell>
          <table:table-cell office:value-type="float" office:value="529505">
            <text:p>52950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1652904">
            <text:p>151652904</text:p>
          </table:table-cell>
          <table:table-cell office:value-type="float" office:value="11919904">
            <text:p>11919904</text:p>
          </table:table-cell>
          <table:table-cell office:value-type="float" office:value="9090516">
            <text:p>909051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18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10-12T17:31:34</meta:creation-date>
    <dc:date>2011-10-12T18:43:04</dc:date>
    <dc:creator>Tim Duffy</dc:creator>
    <meta:editing-duration>PT24M29S</meta:editing-duration>
    <meta:editing-cycles>1</meta:editing-cycles>
    <meta:document-statistic meta:table-count="3" meta:cell-count="55" meta:object-count="2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63cm" svg:y="0.315cm" chart:style-name="ch2">
          <text:p>Round Trip Time vs Packet Size</text:p>
        </chart:title>
        <chart:legend chart:legend-position="end" svg:x="11.393cm" svg:y="3.77cm" chart:style-name="ch3"/>
        <chart:plot-area chart:style-name="ch4" table:cell-range-address="Sheet1.A1:Sheet1.D7" chart:data-source-has-labels="row" svg:x="1.324cm" svg:y="1.64cm" svg:width="9.429cm" svg:height="6.206cm">
          <chartooo:coordinate-region svg:x="2.349cm" svg:y="1.834cm" svg:width="8.015cm" svg:height="5.375cm"/>
          <chart:axis chart:dimension="x" chart:name="primary-x" chart:style-name="ch5">
            <chart:title svg:x="4.312cm" svg:y="8.027cm" chart:style-name="ch6">
              <text:p>Message size (in bytes)</text:p>
            </chart:title>
          </chart:axis>
          <chart:axis chart:dimension="y" chart:name="primary-y" chart:style-name="ch5">
            <chart:title svg:x="0.451cm" svg:y="7.135cm" chart:style-name="ch7">
              <text:p>Average Round Trip Time (in m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0" chart:values-cell-range-address="Sheet1.C2:Sheet1.C7" chart:label-cell-address="Sheet1.C1:Sheet1.C1" chart:class="chart:scatter">
            <chart:data-point chart:repeated="6"/>
          </chart:series>
          <chart:series chart:style-name="ch11" chart:values-cell-range-address="Sheet1.D2:Sheet1.D7" chart:label-cell-address="Sheet1.D1:Sheet1.D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 ms Server Delay</text:p>
                <draw:g>
                  <svg:desc>Sheet1.B1:Sheet1.B1</svg:desc>
                </draw:g>
              </table:table-cell>
              <table:table-cell office:value-type="string">
                <text:p>0-1000 ms Server delay</text:p>
                <draw:g>
                  <svg:desc>Sheet1.C1:Sheet1.C1</svg:desc>
                </draw:g>
              </table:table-cell>
              <table:table-cell office:value-type="string">
                <text:p>0-2000 ms Server Dela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473">
                <text:p>473</text:p>
                <draw:g>
                  <svg:desc>Sheet1.C2:Sheet1.C7</svg:desc>
                </draw:g>
              </table:table-cell>
              <table:table-cell office:value-type="float" office:value="954">
                <text:p>954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581">
                <text:p>58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520">
                <text:p>52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505">
                <text:p>50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78">
                <text:p>478</text:p>
              </table:table-cell>
              <table:table-cell office:value-type="float" office:value="1092">
                <text:p>1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34" chart:interval-maj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35cm" svg:height="9.374cm" xlink:href=".." xlink:type="simple" chart:class="chart:scatter" chart:column-mapping="1 2 3" chart:style-name="ch1">
        <chart:title svg:x="7.208cm" svg:y="0.322cm" chart:style-name="ch2">
          <text:p>Throughput vs Message Size</text:p>
        </chart:title>
        <chart:legend chart:legend-position="end" svg:x="15.618cm" svg:y="3.012cm" chart:style-name="ch3"/>
        <chart:plot-area chart:style-name="ch4" table:cell-range-address="Sheet1.A12:Sheet1.D17 Sheet1.B11:Sheet1.D11" chart:data-source-has-labels="row" svg:x="0.859cm" svg:y="0.882cm" svg:width="14.647cm" svg:height="7.885cm">
          <chartooo:coordinate-region svg:x="2.876cm" svg:y="1.076cm" svg:width="12.63cm" svg:height="7.054cm"/>
          <chart:axis chart:dimension="x" chart:name="primary-x" chart:style-name="ch5">
            <chart:title svg:x="5.742cm" svg:y="8.821cm" chart:style-name="ch6">
              <text:p>Message Size (in 1000's of bytes)</text:p>
            </chart:title>
          </chart:axis>
          <chart:axis chart:dimension="y" chart:name="primary-y" chart:style-name="ch7">
            <chart:title svg:x="0.001cm" svg:y="6.272cm" chart:style-name="ch8">
              <text:p>Throughput (in bps)</text:p>
            </chart:title>
            <chart:grid chart:style-name="ch9" chart:class="major"/>
          </chart:axis>
          <chart:series chart:style-name="ch10" chart:values-cell-range-address="Sheet1.B12:Sheet1.B17" chart:label-cell-address="Sheet1.B11:Sheet1.B11" chart:class="chart:scatter">
            <chart:domain table:cell-range-address="Sheet1.A12:Sheet1.A17"/>
            <chart:data-point chart:repeated="6"/>
          </chart:series>
          <chart:series chart:style-name="ch11" chart:values-cell-range-address="Sheet1.C12:Sheet1.C17" chart:label-cell-address="Sheet1.C11:Sheet1.C11" chart:class="chart:scatter">
            <chart:data-point chart:repeated="6"/>
          </chart:series>
          <chart:series chart:style-name="ch12" chart:values-cell-range-address="Sheet1.D12:Sheet1.D17" chart:label-cell-address="Sheet1.D11:Sheet1.D1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 ms Server Delay</text:p>
                <draw:g>
                  <svg:desc>Sheet1.B11:Sheet1.B11</svg:desc>
                </draw:g>
              </table:table-cell>
              <table:table-cell office:value-type="string">
                <text:p>0-1000 ms Server delay</text:p>
                <draw:g>
                  <svg:desc>Sheet1.C11:Sheet1.C11</svg:desc>
                </draw:g>
              </table:table-cell>
              <table:table-cell office:value-type="string">
                <text:p>0-2000 ms Server Delay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2:Sheet1.A17</svg:desc>
                </draw:g>
              </table:table-cell>
              <table:table-cell office:value-type="float" office:value="7273488">
                <text:p>7273488</text:p>
                <draw:g>
                  <svg:desc>Sheet1.B12:Sheet1.B17</svg:desc>
                </draw:g>
              </table:table-cell>
              <table:table-cell office:value-type="float" office:value="58128">
                <text:p>58128</text:p>
                <draw:g>
                  <svg:desc>Sheet1.C12:Sheet1.C17</svg:desc>
                </draw:g>
              </table:table-cell>
              <table:table-cell office:value-type="float" office:value="19309">
                <text:p>19309</text:p>
                <draw:g>
                  <svg:desc>Sheet1.D1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617776">
                <text:p>14617776</text:p>
              </table:table-cell>
              <table:table-cell office:value-type="float" office:value="49064">
                <text:p>49064</text:p>
              </table:table-cell>
              <table:table-cell office:value-type="float" office:value="29066">
                <text:p>29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364440">
                <text:p>30364440</text:p>
              </table:table-cell>
              <table:table-cell office:value-type="float" office:value="167848">
                <text:p>167848</text:p>
              </table:table-cell>
              <table:table-cell office:value-type="float" office:value="116153">
                <text:p>11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9032376">
                <text:p>59032376</text:p>
              </table:table-cell>
              <table:table-cell office:value-type="float" office:value="296504">
                <text:p>296504</text:p>
              </table:table-cell>
              <table:table-cell office:value-type="float" office:value="116461">
                <text:p>11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2562960">
                <text:p>72562960</text:p>
              </table:table-cell>
              <table:table-cell office:value-type="float" office:value="3738432">
                <text:p>3738432</text:p>
              </table:table-cell>
              <table:table-cell office:value-type="float" office:value="529505">
                <text:p>52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51652904">
                <text:p>151652904</text:p>
              </table:table-cell>
              <table:table-cell office:value-type="float" office:value="11919904">
                <text:p>11919904</text:p>
              </table:table-cell>
              <table:table-cell office:value-type="float" office:value="9090516">
                <text:p>9090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